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Bold" svg:font-family="Calibri-Bold" style:font-family-generic="swiss"/>
    <style:font-face style:name="ArialMT" svg:font-family="ArialMT" style:font-family-generic="system" svg:panose-1="0 0 0 0 0 0 0 0 0 0"/>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T5" style:parent-style-name="Fuentedepárrafopredeter." style:family="text">
      <style:text-properties style:text-underline-type="single" style:text-underline-style="solid" style:text-underline-width="auto" style:text-underline-mode="continuous"/>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P10" style:parent-style-name="Normal" style:family="paragraph">
      <style:paragraph-properties style:text-autospace="none" style:vertical-align="auto" fo:margin-bottom="0in" fo:line-height="100%"/>
      <style:text-properties style:font-name="Arial" style:font-name-complex="Arial" fo:hyphenate="true"/>
    </style:style>
    <style:style style:name="P11" style:parent-style-name="Normal" style:family="paragraph">
      <style:paragraph-properties style:text-autospace="none" style:vertical-align="auto" fo:margin-bottom="0in" fo:line-height="100%"/>
      <style:text-properties style:font-name="Arial" style:font-name-complex="Arial" fo:hyphenate="true"/>
    </style:style>
    <style:style style:name="P12" style:parent-style-name="Normal" style:family="paragraph">
      <style:paragraph-properties style:text-autospace="none" style:vertical-align="auto" fo:margin-bottom="0in" fo:line-height="100%"/>
      <style:text-properties style:font-name-complex="Calibri" fo:color="#000000" fo:hyphenate="true"/>
    </style:style>
    <style:style style:name="P13" style:parent-style-name="Normal" style:family="paragraph">
      <style:paragraph-properties style:text-autospace="none" style:vertical-align="auto" fo:margin-bottom="0in" fo:line-height="100%"/>
      <style:text-properties fo:hyphenate="true"/>
    </style:style>
    <style:style style:name="T14" style:parent-style-name="Fuentedepárrafopredeter." style:family="text">
      <style:text-properties style:font-name-complex="Calibri" fo:color="#000000"/>
    </style:style>
    <style:style style:name="T15" style:parent-style-name="Fuentedepárrafopredeter." style:family="text">
      <style:text-properties style:font-name="Calibri-Bold" style:font-name-complex="Calibri-Bold" fo:font-weight="bold" style:font-weight-asian="bold" style:font-weight-complex="bold" fo:color="#1A3B5C"/>
    </style:style>
    <style:style style:name="T16" style:parent-style-name="Fuentedepárrafopredeter." style:family="text">
      <style:text-properties style:font-name-complex="Calibri" fo:color="#000000"/>
    </style:style>
    <style:style style:name="T17" style:parent-style-name="Fuentedepárrafopredeter." style:family="text">
      <style:text-properties style:font-name-complex="Calibri" fo:color="#000000"/>
    </style:style>
    <style:style style:name="P18" style:parent-style-name="Normal" style:family="paragraph">
      <style:paragraph-properties style:text-autospace="none" style:vertical-align="auto" fo:margin-bottom="0in" fo:line-height="100%"/>
      <style:text-properties fo:hyphenate="true"/>
    </style:style>
    <style:style style:name="T19" style:parent-style-name="Fuentedepárrafopredeter." style:family="text">
      <style:text-properties style:font-name-complex="Calibri" fo:color="#000000"/>
    </style:style>
    <style:style style:name="P20" style:parent-style-name="Normal" style:family="paragraph">
      <style:paragraph-properties style:text-autospace="none" style:vertical-align="auto" fo:margin-bottom="0in" fo:line-height="100%"/>
      <style:text-properties style:font-name="Arial" style:font-name-complex="Arial" fo:hyphenate="true"/>
    </style:style>
    <style:style style:name="P21" style:parent-style-name="Normal" style:family="paragraph">
      <style:paragraph-properties style:text-autospace="none" style:vertical-align="auto" fo:margin-bottom="0in" fo:line-height="100%"/>
      <style:text-properties style:font-name="Arial" style:font-name-complex="Arial" fo:hyphenate="true"/>
    </style:style>
    <style:style style:name="P22" style:parent-style-name="Normal" style:family="paragraph">
      <style:paragraph-properties style:text-autospace="none" style:vertical-align="auto" fo:margin-bottom="0in" fo:line-height="100%"/>
      <style:text-properties style:font-name="Arial" style:font-name-complex="Arial" fo:hyphenate="true"/>
    </style:style>
    <style:style style:name="P23" style:parent-style-name="Normal" style:family="paragraph">
      <style:paragraph-properties style:text-autospace="none" style:vertical-align="auto" fo:margin-bottom="0in" fo:line-height="100%"/>
      <style:text-properties style:font-name="Arial" style:font-name-complex="Arial" fo:hyphenate="true"/>
    </style:style>
    <style:style style:name="P24" style:parent-style-name="Normal" style:family="paragraph">
      <style:paragraph-properties style:text-autospace="none" style:vertical-align="auto" fo:margin-bottom="0in" fo:line-height="100%"/>
      <style:text-properties style:font-name="Arial" style:font-name-complex="Arial" fo:hyphenate="true"/>
    </style:style>
    <style:style style:name="P25" style:parent-style-name="Normal" style:family="paragraph">
      <style:paragraph-properties style:text-autospace="none" style:vertical-align="auto" fo:margin-bottom="0in" fo:line-height="100%"/>
      <style:text-properties style:font-name="Arial" style:font-name-complex="Arial" fo:hyphenate="true"/>
    </style:style>
    <style:style style:name="P26" style:parent-style-name="Normal" style:family="paragraph">
      <style:paragraph-properties style:text-autospace="none" style:vertical-align="auto" fo:margin-bottom="0in" fo:line-height="100%"/>
      <style:text-properties style:font-name="Arial" style:font-name-complex="Arial" fo:hyphenate="true"/>
    </style:style>
    <style:style style:name="P27" style:parent-style-name="Normal" style:family="paragraph">
      <style:paragraph-properties style:text-autospace="none" style:vertical-align="auto" fo:margin-bottom="0in" fo:line-height="100%"/>
      <style:text-properties style:font-name="Arial" style:font-name-complex="Arial" fo:hyphenate="true"/>
    </style:style>
    <style:style style:name="P28" style:parent-style-name="Normal" style:family="paragraph">
      <style:paragraph-properties style:text-autospace="none" style:vertical-align="auto" fo:margin-bottom="0in" fo:line-height="100%"/>
      <style:text-properties style:font-name="Arial" style:font-name-complex="Arial" fo:hyphenate="true"/>
    </style:style>
    <style:style style:name="P29" style:parent-style-name="Normal" style:family="paragraph">
      <style:paragraph-properties style:text-autospace="none" style:vertical-align="auto" fo:margin-bottom="0in" fo:line-height="100%"/>
      <style:text-properties style:font-name="Arial" style:font-name-complex="Arial" fo:hyphenate="true"/>
    </style:style>
    <style:style style:name="P30" style:parent-style-name="Normal" style:family="paragraph">
      <style:paragraph-properties style:text-autospace="none" style:vertical-align="auto" fo:margin-bottom="0in" fo:line-height="100%"/>
      <style:text-properties style:font-name="Arial" style:font-name-complex="Arial" fo:hyphenate="true"/>
    </style:style>
    <style:style style:name="P31" style:parent-style-name="Normal" style:family="paragraph">
      <style:paragraph-properties style:text-autospace="none" style:vertical-align="auto" fo:margin-bottom="0in" fo:line-height="100%"/>
      <style:text-properties style:font-name="Arial" style:font-name-complex="Arial" fo:hyphenate="true"/>
    </style:style>
    <style:style style:name="P32" style:parent-style-name="Normal" style:family="paragraph">
      <style:paragraph-properties style:text-autospace="none" style:vertical-align="auto" fo:margin-bottom="0in" fo:line-height="100%"/>
      <style:text-properties style:font-name="Arial" style:font-name-complex="Arial" fo:hyphenate="true"/>
    </style:style>
    <style:style style:name="T33" style:parent-style-name="Fuentedepárrafopredeter." style:family="text">
      <style:text-properties style:font-name="Arial" style:font-name-complex="Arial"/>
    </style:style>
    <style:style style:name="P34" style:parent-style-name="Normal" style:family="paragraph">
      <style:text-properties fo:font-weight="bold" style:font-weight-asian="bold" style:font-weight-complex="bold"/>
    </style:style>
    <style:style style:name="T35" style:parent-style-name="Fuentedepárrafopredeter." style:family="text">
      <style:text-properties fo:font-weight="bold" style:font-weight-asian="bold" style:font-weight-complex="bold"/>
    </style:style>
    <style:style style:name="T36" style:parent-style-name="Fuentedepárrafopredeter." style:family="text">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P39" style:parent-style-name="Normal" style:family="paragraph">
      <style:paragraph-properties style:text-autospace="none" style:vertical-align="auto" fo:margin-bottom="0in" fo:line-height="100%"/>
      <style:text-properties style:font-name-complex="Calibri" fo:hyphenate="true"/>
    </style:style>
    <style:style style:name="P40" style:parent-style-name="Normal" style:family="paragraph">
      <style:paragraph-properties style:text-autospace="none" style:vertical-align="auto" fo:margin-bottom="0in" fo:line-height="100%"/>
      <style:text-properties style:font-name-complex="Calibri" fo:hyphenate="true"/>
    </style:style>
    <style:style style:name="P41" style:parent-style-name="Normal" style:family="paragraph">
      <style:paragraph-properties style:text-autospace="none" style:vertical-align="auto" fo:margin-bottom="0in" fo:line-height="100%"/>
      <style:text-properties style:font-name-complex="Calibri" fo:hyphenate="true"/>
    </style:style>
    <style:style style:name="P42" style:parent-style-name="Normal" style:family="paragraph">
      <style:paragraph-properties style:text-autospace="none" style:vertical-align="auto" fo:margin-bottom="0in" fo:line-height="100%"/>
      <style:text-properties fo:hyphenate="true"/>
    </style:style>
    <style:style style:name="T43" style:parent-style-name="Fuentedepárrafopredeter." style:family="text">
      <style:text-properties style:font-name="ArialMT" style:font-name-asian="ArialMT" style:font-name-complex="ArialMT"/>
    </style:style>
    <style:style style:name="T44" style:parent-style-name="Fuentedepárrafopredeter." style:family="text">
      <style:text-properties style:font-name-complex="Calibri"/>
    </style:style>
    <style:style style:name="P45" style:parent-style-name="Normal" style:family="paragraph">
      <style:paragraph-properties style:text-autospace="none" style:vertical-align="auto" fo:margin-bottom="0in" fo:line-height="100%"/>
      <style:text-properties fo:hyphenate="true"/>
    </style:style>
    <style:style style:name="T46" style:parent-style-name="Fuentedepárrafopredeter." style:family="text">
      <style:text-properties style:font-name="ArialMT" style:font-name-asian="ArialMT" style:font-name-complex="ArialMT"/>
    </style:style>
    <style:style style:name="T47" style:parent-style-name="Fuentedepárrafopredeter." style:family="text">
      <style:text-properties style:font-name-complex="Calibri"/>
    </style:style>
    <style:style style:name="P48" style:parent-style-name="Normal" style:family="paragraph">
      <style:paragraph-properties style:text-autospace="none" style:vertical-align="auto" fo:margin-bottom="0in" fo:line-height="100%"/>
      <style:text-properties style:font-name-complex="Calibri" fo:hyphenate="true"/>
    </style:style>
    <style:style style:name="P49" style:parent-style-name="Normal" style:family="paragraph">
      <style:text-properties style:font-name-complex="Calibri"/>
    </style:style>
    <style:style style:name="P50" style:parent-style-name="Normal" style:family="paragraph">
      <style:text-properties style:font-name-complex="Calibri"/>
    </style:style>
    <style:style style:name="P51" style:parent-style-name="Normal" style:family="paragraph">
      <style:paragraph-properties style:text-autospace="none" style:vertical-align="auto" fo:margin-bottom="0in" fo:line-height="100%"/>
      <style:text-properties fo:hyphenate="true"/>
    </style:style>
    <style:style style:name="T52" style:parent-style-name="Fuentedepárrafopredeter." style:family="text">
      <style:text-properties style:font-name-complex="Calibri"/>
    </style:style>
    <style:style style:name="T53" style:parent-style-name="Fuentedepárrafopredeter." style:family="text">
      <style:text-properties style:font-name="Calibri-Bold" style:font-name-complex="Calibri-Bold" fo:font-weight="bold" style:font-weight-asian="bold" style:font-weight-complex="bold"/>
    </style:style>
    <style:style style:name="T54" style:parent-style-name="Fuentedepárrafopredeter." style:family="text">
      <style:text-properties style:font-name-complex="Calibri"/>
    </style:style>
    <style:style style:name="P55" style:parent-style-name="Normal" style:family="paragraph">
      <style:paragraph-properties style:text-autospace="none" style:vertical-align="auto" fo:margin-bottom="0in" fo:line-height="100%"/>
      <style:text-properties fo:hyphenate="true"/>
    </style:style>
    <style:style style:name="T56" style:parent-style-name="Fuentedepárrafopredeter." style:family="text">
      <style:text-properties style:font-name-complex="Calibri"/>
    </style:style>
    <style:style style:name="T57" style:parent-style-name="Fuentedepárrafopredeter." style:family="text">
      <style:text-properties style:font-name="Calibri-Bold" style:font-name-complex="Calibri-Bold" fo:font-weight="bold" style:font-weight-asian="bold" style:font-weight-complex="bold"/>
    </style:style>
    <style:style style:name="T58" style:parent-style-name="Fuentedepárrafopredeter." style:family="text">
      <style:text-properties style:font-name-complex="Calibri"/>
    </style:style>
    <style:style style:name="P59" style:parent-style-name="Normal" style:family="paragraph">
      <style:paragraph-properties style:text-autospace="none" style:vertical-align="auto" fo:margin-bottom="0in" fo:line-height="100%"/>
      <style:text-properties style:font-name-complex="Calibri" fo:hyphenate="true"/>
    </style:style>
    <style:style style:name="P60" style:parent-style-name="Normal" style:family="paragraph">
      <style:paragraph-properties style:text-autospace="none" style:vertical-align="auto" fo:margin-bottom="0in" fo:line-height="100%"/>
      <style:text-properties style:font-name-complex="Calibri" fo:hyphenate="true"/>
    </style:style>
    <style:style style:name="P61" style:parent-style-name="Normal" style:family="paragraph">
      <style:paragraph-properties style:text-autospace="none" style:vertical-align="auto" fo:margin-bottom="0in" fo:line-height="100%"/>
      <style:text-properties style:font-name-complex="Calibri" fo:hyphenate="true"/>
    </style:style>
    <style:style style:name="P62" style:parent-style-name="Normal" style:family="paragraph">
      <style:paragraph-properties style:text-autospace="none" style:vertical-align="auto" fo:margin-bottom="0in" fo:line-height="100%"/>
      <style:text-properties fo:hyphenate="true"/>
    </style:style>
    <style:style style:name="T63" style:parent-style-name="Fuentedepárrafopredeter." style:family="text">
      <style:text-properties style:font-name-complex="Calibri"/>
    </style:style>
    <style:style style:name="T64" style:parent-style-name="Fuentedepárrafopredeter." style:family="text">
      <style:text-properties style:font-name="Calibri-Bold" style:font-name-complex="Calibri-Bold" fo:font-weight="bold" style:font-weight-asian="bold" style:font-weight-complex="bold"/>
    </style:style>
    <style:style style:name="T65" style:parent-style-name="Fuentedepárrafopredeter." style:family="text">
      <style:text-properties style:font-name-complex="Calibri"/>
    </style:style>
    <style:style style:name="P66" style:parent-style-name="Normal" style:family="paragraph">
      <style:paragraph-properties style:text-autospace="none" style:vertical-align="auto" fo:margin-bottom="0in" fo:line-height="100%"/>
      <style:text-properties style:font-name-complex="Calibri" fo:hyphenate="true"/>
    </style:style>
    <style:style style:name="P67" style:parent-style-name="Normal" style:family="paragraph">
      <style:paragraph-properties style:text-autospace="none" style:vertical-align="auto" fo:margin-bottom="0in" fo:line-height="100%"/>
      <style:text-properties fo:hyphenate="true"/>
    </style:style>
    <style:style style:name="T68" style:parent-style-name="Fuentedepárrafopredeter." style:family="text">
      <style:text-properties style:font-name-complex="Calibri"/>
    </style:style>
    <style:style style:name="T69" style:parent-style-name="Fuentedepárrafopredeter." style:family="text">
      <style:text-properties style:font-name="Calibri-Bold" style:font-name-complex="Calibri-Bold" fo:font-weight="bold" style:font-weight-asian="bold" style:font-weight-complex="bold"/>
    </style:style>
    <style:style style:name="T70" style:parent-style-name="Fuentedepárrafopredeter." style:family="text">
      <style:text-properties style:font-name-complex="Calibri"/>
    </style:style>
    <style:style style:name="P71" style:parent-style-name="Normal" style:family="paragraph">
      <style:paragraph-properties style:text-autospace="none" style:vertical-align="auto" fo:margin-bottom="0in" fo:line-height="100%"/>
      <style:text-properties style:font-name-complex="Calibri" fo:hyphenate="true"/>
    </style:style>
    <style:style style:name="T72" style:parent-style-name="Fuentedepárrafopredeter." style:family="text">
      <style:text-properties style:font-name="Calibri-Bold" style:font-name-complex="Calibri-Bold" fo:font-weight="bold" style:font-weight-asian="bold" style:font-weight-complex="bold"/>
    </style:style>
    <style:style style:name="T73" style:parent-style-name="Fuentedepárrafopredeter." style:family="text">
      <style:text-properties style:font-name-complex="Calibri"/>
    </style:style>
    <style:style style:name="T74" style:parent-style-name="Fuentedepárrafopredeter." style:family="text">
      <style:text-properties style:font-name="Calibri-Bold" style:font-name-complex="Calibri-Bold" fo:font-weight="bold" style:font-weight-asian="bold" style:font-weight-complex="bold"/>
    </style:style>
    <style:style style:name="P75" style:parent-style-name="Normal" style:family="paragraph">
      <style:text-properties fo:font-weight="bold" style:font-weight-asian="bold" style:font-weight-complex="bold"/>
    </style:style>
    <style:style style:name="P76" style:parent-style-name="Normal" style:family="paragraph">
      <style:text-properties fo:font-weight="bold" style:font-weight-asian="bold" style:font-weight-complex="bold"/>
    </style:style>
    <style:style style:name="P77" style:parent-style-name="Normal" style:family="paragraph">
      <style:text-properties fo:font-weight="bold" style:font-weight-asian="bold" style:font-weight-complex="bold"/>
    </style:style>
    <style:style style:name="T78" style:parent-style-name="Fuentedepárrafopredeter." style:family="text">
      <style:text-properties style:text-underline-type="single" style:text-underline-style="solid" style:text-underline-width="auto" style:text-underline-mode="continuous"/>
    </style:style>
    <style:style style:name="T79" style:parent-style-name="Fuentedepárrafopredeter." style:family="text">
      <style:text-properties style:text-underline-type="single" style:text-underline-style="solid" style:text-underline-width="auto" style:text-underline-mode="continuous"/>
    </style:style>
    <style:style style:name="T80" style:parent-style-name="Fuentedepárrafopredeter." style:family="text">
      <style:text-properties style:text-underline-type="single" style:text-underline-style="solid" style:text-underline-width="auto" style:text-underline-mode="continuous"/>
    </style:style>
    <style:style style:name="T81" style:parent-style-name="Fuentedepárrafopredeter." style:family="text">
      <style:text-properties style:text-underline-type="single" style:text-underline-style="solid" style:text-underline-width="auto" style:text-underline-mode="continuous"/>
    </style:style>
    <style:style style:name="T82" style:parent-style-name="Fuentedepárrafopredeter." style:family="text">
      <style:text-properties style:text-underline-type="single" style:text-underline-style="solid" style:text-underline-width="auto" style:text-underline-mode="continuous"/>
    </style:style>
    <style:style style:name="T83" style:parent-style-name="Fuentedepárrafopredeter." style:family="text">
      <style:text-properties style:text-underline-type="single" style:text-underline-style="solid" style:text-underline-width="auto" style:text-underline-mode="continuous"/>
    </style:style>
    <style:style style:name="T84" style:parent-style-name="Fuentedepárrafopredeter." style:family="text">
      <style:text-properties style:text-underline-type="single" style:text-underline-style="solid" style:text-underline-width="auto" style:text-underline-mode="continuous"/>
    </style:style>
    <style:style style:name="T85" style:parent-style-name="Fuentedepárrafopredeter." style:family="text">
      <style:text-properties style:text-underline-type="single" style:text-underline-style="solid" style:text-underline-width="auto" style:text-underline-mode="continuous"/>
    </style:style>
    <style:style style:name="T86" style:parent-style-name="Fuentedepárrafopredeter." style:family="text">
      <style:text-properties style:text-underline-type="single" style:text-underline-style="solid" style:text-underline-width="auto" style:text-underline-mode="continuous"/>
    </style:style>
    <style:style style:name="P87" style:parent-style-name="Normal" style:family="paragraph">
      <style:text-properties fo:font-weight="bold" style:font-weight-asian="bold" style:font-weight-complex="bold"/>
    </style:style>
    <style:style style:name="P88" style:parent-style-name="Normal" style:family="paragraph">
      <style:text-properties fo:font-weight="bold" style:font-weight-asian="bold" style:font-weight-complex="bold"/>
    </style:style>
    <style:style style:name="P89" style:parent-style-name="Default" style:family="paragraph">
      <style:paragraph-properties fo:margin-top="0.002in"/>
      <style:text-properties fo:font-size="11pt" style:font-size-asian="11pt" style:font-size-complex="11pt"/>
    </style:style>
    <style:style style:name="P90" style:parent-style-name="Default" style:family="paragraph">
      <style:paragraph-properties fo:margin-top="0.002in"/>
    </style:style>
    <style:style style:name="T91" style:parent-style-name="Fuentedepárrafopredeter." style:family="text">
      <style:text-properties style:font-name="Arial" style:font-name-complex="Arial" fo:font-size="11pt" style:font-size-asian="11pt" style:font-size-complex="11pt"/>
    </style:style>
    <style:style style:name="T92" style:parent-style-name="Fuentedepárrafopredeter." style:family="text">
      <style:text-properties fo:font-size="11pt" style:font-size-asian="11pt" style:font-size-complex="11pt"/>
    </style:style>
    <style:style style:name="P93" style:parent-style-name="Normal" style:family="paragraph">
      <style:text-properties style:font-name="Arial" style:font-name-complex="Arial"/>
    </style:style>
    <style:style style:name="T94" style:parent-style-name="Fuentedepárrafopredeter." style:family="text">
      <style:text-properties style:font-name="Arial" style:font-name-complex="Arial"/>
    </style:style>
    <style:style style:name="P95" style:parent-style-name="Normal" style:family="paragraph">
      <style:text-properties fo:font-weight="bold" style:font-weight-asian="bold" style:font-weight-complex="bold"/>
    </style:style>
    <style:style style:name="P96" style:parent-style-name="Normal" style:family="paragraph">
      <style:text-properties fo:font-weight="bold" style:font-weight-asian="bold" style:font-weight-complex="bold"/>
    </style:style>
    <style:style style:name="P97" style:parent-style-name="Default" style:family="paragraph">
      <style:text-properties fo:font-size="11pt" style:font-size-asian="11pt" style:font-size-complex="11pt"/>
    </style:style>
    <style:style style:name="P98" style:parent-style-name="Default" style:family="paragraph">
      <style:paragraph-properties fo:margin-top="0.002in"/>
      <style:text-properties fo:font-size="11pt" style:font-size-asian="11pt" style:font-size-complex="11pt"/>
    </style:style>
    <style:style style:name="P99" style:parent-style-name="Default" style:list-style-name="LFO2" style:family="paragraph">
      <style:paragraph-properties fo:margin-top="0.002in"/>
      <style:text-properties fo:font-size="11pt" style:font-size-asian="11pt" style:font-size-complex="11pt"/>
    </style:style>
    <style:style style:name="P100" style:parent-style-name="Default" style:list-style-name="LFO2" style:family="paragraph">
      <style:paragraph-properties fo:margin-top="0.002in"/>
      <style:text-properties fo:font-size="11pt" style:font-size-asian="11pt" style:font-size-complex="11pt"/>
    </style:style>
    <style:style style:name="P101" style:parent-style-name="Default" style:list-style-name="LFO3" style:family="paragraph">
      <style:paragraph-properties fo:margin-top="0.002in"/>
      <style:text-properties fo:font-size="11pt" style:font-size-asian="11pt" style:font-size-complex="11pt"/>
    </style:style>
    <style:style style:name="P102" style:parent-style-name="Default" style:list-style-name="LFO3" style:family="paragraph">
      <style:paragraph-properties fo:margin-top="0.002in"/>
      <style:text-properties fo:font-size="11pt" style:font-size-asian="11pt" style:font-size-complex="11pt"/>
    </style:style>
    <style:style style:name="P103" style:parent-style-name="Normal" style:family="paragraph">
      <style:paragraph-properties style:text-autospace="none" style:vertical-align="auto" fo:margin-bottom="0in" fo:line-height="100%"/>
      <style:text-properties style:font-name-complex="Calibri" fo:color="#000000" fo:hyphenate="true"/>
    </style:style>
    <style:style style:name="P104" style:parent-style-name="Párrafodelista" style:list-style-name="LFO5" style:family="paragraph">
      <style:paragraph-properties style:text-autospace="none" style:vertical-align="auto" fo:margin-top="0.002in" fo:margin-bottom="0in" fo:line-height="100%"/>
      <style:text-properties style:font-name-complex="Calibri" fo:color="#000000" fo:hyphenate="true"/>
    </style:style>
    <style:style style:name="P105" style:parent-style-name="Párrafodelista" style:list-style-name="LFO5" style:family="paragraph">
      <style:paragraph-properties style:text-autospace="none" style:vertical-align="auto" fo:margin-top="0.002in" fo:margin-bottom="0in" fo:line-height="100%"/>
      <style:text-properties style:font-name-complex="Calibri" fo:color="#000000" fo:hyphenate="true"/>
    </style:style>
    <style:style style:name="P106" style:parent-style-name="Default" style:family="paragraph">
      <style:paragraph-properties fo:margin-top="0.002in"/>
      <style:text-properties fo:font-size="11pt" style:font-size-asian="11pt" style:font-size-complex="11pt"/>
    </style:style>
    <style:style style:name="P107" style:parent-style-name="Normal" style:family="paragraph">
      <style:paragraph-properties fo:text-align="center"/>
    </style:style>
    <style:style style:name="T108" style:parent-style-name="Fuentedepárrafopredeter." style:family="text">
      <style:text-properties style:font-name-complex="Calibri" fo:color="#000000"/>
    </style:style>
    <style:style style:name="P109" style:parent-style-name="Normal" style:family="paragraph">
      <style:paragraph-properties style:text-autospace="none" style:vertical-align="auto" fo:margin-bottom="0in" fo:line-height="100%"/>
      <style:text-properties style:font-name-complex="Calibri" fo:color="#000000" fo:font-size="12pt" style:font-size-asian="12pt" style:font-size-complex="12pt" fo:hyphenate="true"/>
    </style:style>
    <style:style style:name="P110" style:parent-style-name="Párrafodelista" style:list-style-name="LFO7" style:family="paragraph">
      <style:paragraph-properties style:text-autospace="none" fo:text-align="justify" style:vertical-align="auto" fo:margin-top="0.002in" fo:margin-bottom="0in" fo:line-height="100%"/>
      <style:text-properties style:font-name-complex="Calibri" fo:color="#000000" fo:hyphenate="true"/>
    </style:style>
    <style:style style:name="P111" style:parent-style-name="Párrafodelista" style:list-style-name="LFO7" style:family="paragraph">
      <style:paragraph-properties style:text-autospace="none" fo:text-align="justify" style:vertical-align="auto" fo:margin-top="0.002in" fo:margin-bottom="0in" fo:line-height="100%"/>
      <style:text-properties style:font-name-complex="Calibri" fo:color="#000000" fo:hyphenate="true"/>
    </style:style>
    <style:style style:name="P112" style:parent-style-name="Normal" style:family="paragraph">
      <style:paragraph-properties style:text-autospace="none" fo:text-align="justify" style:vertical-align="auto" fo:margin-top="0.002in" fo:margin-bottom="0in" fo:line-height="100%"/>
      <style:text-properties style:font-name-complex="Calibri" fo:color="#000000" fo:hyphenate="true"/>
    </style:style>
    <style:style style:name="P113" style:parent-style-name="Normal" style:family="paragraph">
      <style:paragraph-properties style:text-autospace="none" style:vertical-align="auto" fo:margin-bottom="0in" fo:line-height="100%"/>
      <style:text-properties style:font-name-complex="Calibri" fo:color="#000000" fo:hyphenate="true"/>
    </style:style>
    <style:style style:name="P114" style:parent-style-name="Normal" style:family="paragraph">
      <style:paragraph-properties style:text-autospace="none" style:vertical-align="auto" fo:margin-bottom="0in" fo:line-height="100%"/>
      <style:text-properties style:font-name-complex="Calibri" fo:color="#000000" fo:hyphenate="true"/>
    </style:style>
    <style:style style:name="P115" style:parent-style-name="Normal" style:family="paragraph">
      <style:paragraph-properties style:text-autospace="none" style:vertical-align="auto" fo:margin-top="0.002in" fo:margin-bottom="0in" fo:line-height="100%"/>
      <style:text-properties style:font-name-complex="Calibri" fo:color="#000000" fo:hyphenate="true"/>
    </style:style>
    <style:style style:name="P116" style:parent-style-name="Párrafodelista" style:list-style-name="LFO10" style:family="paragraph">
      <style:paragraph-properties style:text-autospace="none" style:vertical-align="auto" fo:margin-top="0.002in" fo:margin-bottom="0in" fo:line-height="100%"/>
      <style:text-properties style:font-name-complex="Calibri" fo:color="#000000" fo:hyphenate="true"/>
    </style:style>
    <style:style style:name="P117" style:parent-style-name="Párrafodelista" style:list-style-name="LFO11" style:family="paragraph">
      <style:paragraph-properties style:text-autospace="none" style:vertical-align="auto" fo:margin-top="0.002in" fo:margin-bottom="0in" fo:line-height="100%"/>
      <style:text-properties style:font-name-complex="Calibri" fo:color="#000000" fo:hyphenate="true"/>
    </style:style>
    <style:style style:name="P118" style:parent-style-name="Párrafodelista" style:list-style-name="LFO11" style:family="paragraph">
      <style:paragraph-properties style:text-autospace="none" style:vertical-align="auto" fo:margin-top="0.002in" fo:margin-bottom="0in" fo:line-height="100%"/>
      <style:text-properties style:font-name-complex="Calibri" fo:color="#000000" fo:hyphenate="true"/>
    </style:style>
    <style:style style:name="P119" style:parent-style-name="Normal" style:family="paragraph">
      <style:paragraph-properties style:text-autospace="none" style:vertical-align="auto" fo:margin-top="0.002in" fo:margin-bottom="0in" fo:line-height="100%"/>
      <style:text-properties style:font-name-complex="Calibri" fo:color="#000000" fo:hyphenate="true"/>
    </style:style>
    <style:style style:name="P120" style:parent-style-name="Párrafodelista" style:list-style-name="LFO10" style:family="paragraph">
      <style:paragraph-properties style:text-autospace="none" style:vertical-align="auto" fo:margin-top="0.002in" fo:margin-bottom="0in" fo:line-height="100%"/>
      <style:text-properties style:font-name-complex="Calibri" fo:color="#000000" fo:hyphenate="true"/>
    </style:style>
    <style:style style:name="P121" style:parent-style-name="Normal" style:family="paragraph">
      <style:paragraph-properties style:text-autospace="none" style:vertical-align="auto" fo:margin-top="0.002in" fo:margin-bottom="0in" fo:line-height="100%"/>
      <style:text-properties style:font-name-complex="Calibri" fo:color="#000000" fo:hyphenate="true"/>
    </style:style>
    <style:style style:name="P122" style:parent-style-name="Párrafodelista" style:list-style-name="LFO10" style:family="paragraph">
      <style:paragraph-properties style:text-autospace="none" style:vertical-align="auto" fo:margin-top="0.002in" fo:margin-bottom="0in" fo:line-height="100%"/>
      <style:text-properties style:font-name-complex="Calibri" fo:color="#000000" fo:hyphenate="true"/>
    </style:style>
    <style:style style:name="P123" style:parent-style-name="Normal" style:list-style-name="LFO8" style:family="paragraph">
      <style:paragraph-properties style:text-autospace="none" style:vertical-align="auto" fo:margin-top="0.002in" fo:margin-bottom="0in" fo:line-height="100%" fo:margin-left="1.8493in">
        <style:tab-stops/>
      </style:paragraph-properties>
      <style:text-properties style:font-name-complex="Calibri" fo:color="#000000" fo:font-size="18pt" style:font-size-asian="18pt" style:font-size-complex="18pt" fo:hyphenate="true"/>
    </style:style>
    <style:style style:name="P124" style:parent-style-name="Normal" style:list-style-name="LFO8" style:family="paragraph">
      <style:paragraph-properties style:text-autospace="none" style:vertical-align="auto" fo:margin-top="0.002in" fo:margin-bottom="0in" fo:line-height="100%" fo:margin-left="1.8493in">
        <style:tab-stops/>
      </style:paragraph-properties>
      <style:text-properties style:font-name-complex="Calibri" fo:color="#000000" fo:font-size="18pt" style:font-size-asian="18pt" style:font-size-complex="18pt" fo:hyphenate="true"/>
    </style:style>
    <style:style style:name="P125" style:parent-style-name="Normal" style:family="paragraph">
      <style:paragraph-properties style:text-autospace="none" fo:text-align="justify" style:vertical-align="auto" fo:margin-top="0.002in" fo:margin-bottom="0in" fo:line-height="100%"/>
      <style:text-properties style:font-name-complex="Calibri" fo:color="#000000" fo:hyphenate="true"/>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MICHEL</text:p>
      <text:p text:style-name="P2">1.- Componentes de un juego.</text:p>
      <text:p text:style-name="Normal">Un juego es cualquier situación de decisión con varios agentes (llamados jugadores) gobernada por un conjunto de reglas y con un resultado bien definido, caracterizada porque ninguno de los<text:s/>jugadores con su sola actuación puede determinar el resultado (independencia estratégica). Lo que caracteriza a un juego es el número de jugadores, la información con que cuentan los jugadores (perfecta o imperfecta), la existencia o no de movimientos de azar, el orden de actuación de los jugadores, los repartos de beneficios (que determinan si se trata de juegos de suma nula o no nula) y la existencia o no de pagos colaterales (equilibrio de Nash). Respecto a los elementos de un juego: intervienen, además<text:s/>de los juadores, las distintas estrategias que estos pueden seguir (que están condicionada por las reglas que rigen el desarrollo del juego) y los pagos o beneficios que obtendrá cada jugador en función de la estrategia que utilice cada uno. (a cada tupla<text:s/>de estrategias, una por jugador, le corresponde una tupla de beneficios obtenidos, uno por jugador).</text:p>
      <text:p text:style-name="Normal"/>
      <text:p text:style-name="P3">MICHEL</text:p>
      <text:p text:style-name="P4">2.- Qué es el factor de ramificación y cómo afecta a la complejidad de un juego? Describe en líneas generales el algoritmo minimax y el de la poda<text:s/>alfa-beta</text:p>
      <text:p text:style-name="Normal">El Factor de ramificación es el número de nodos hijos en cada nodo. Si este valor no es uniforme, se puede calcular el factor de ramificación medio. Por ejemplo, en ajedrez, si se considera un "nodo" como una posición legal, el factor de ramificación medio es aproximadamente 35. Esto significa que, de media, un jugador puede realizar alrededor de 35 movimientos legales en cada turno. Factores de ramificación altos hacen que los algoritmos que evalúan todas las ramas de todos los nodos, sean más costosos por el crecimiento exponencial del número de nodos, dando lugar a una explosión combinatoria. Cuanto mayor es el factor de ramificación, más rápidamente ocurre esta "explosión". El factor de ramificación puede ser reducido mediante algoritmos de poda.</text:p>
      <text:p text:style-name="Normal"><text:span text:style-name="T5">Algoritmo minimax</text:span>: El algoritmo minimax es una de los algoritmos de las búsquedas de adversarios, cuyo objetivo es minimizar la perdida contra adversarios en juegos, para ello hace uso de un cálculo recurrente de cada uno de sus estados sucesores para elegir el mejor movimiento. Este algoritmo hace uso de búsqueda en profundidad para explorar el conjunto de jugadas posibles es decir explora todo el árbol de juegos.</text:p>
      <text:p text:style-name="Normal">Algoritmo poda alfa/beta: El algoritmo poda Alfa-Beta es una técnica mejorada del algoritmo Minimax en la cual es posible calcular un estado objetivo sin la necesidad de recorrer todos los nodos del árbol, este tipo de algoritmo suele utilizarse para cualquier tipo de árbol de búsqueda en profundidad y para subárboles enteros. Este algoritmo al<text:s/>igual que el Minimax hace uso de la búsqueda en profundidad asi que para poder encontrar un resultado solo tendremos que considerar los nodos a lo largo de un solo camino. Hay que tener en cuenta que para poder podar en un árbol que utiliza este algoritmo<text:s/>se debe recorrer el orden ya fijado, los valores de Max (Alfa) son los del límite inferior y los de Min (Beta) son los limites superiores. Esto quiere decir que en los niveles max solo Beta puede podar y en los niveles min solo alfa puede podar.</text:p>
      <text:p text:style-name="P6"/>
      <text:p text:style-name="P7"/>
      <text:p text:style-name="P8"/>
      <text:p text:style-name="P9">3.- ¿Que problemas plantea el cálculo de predicados en la resolución de problemas de IA?</text:p>
      <text:p text:style-name="P10">PROBLEMAS DEL USO DE L.P. EN I.A.</text:p>
      <text:p text:style-name="P11">1.- Problemas semánticos</text:p>
      <text:p text:style-name="P12">A la hora de resolver problemas de IA con CP es esencial hacer una</text:p>
      <text:p text:style-name="P13"><text:span text:style-name="T14">correcta<text:s/></text:span><text:span text:style-name="T15">interpretación del CP,<text:s/></text:span><text:span text:style-name="T16">dicho de otro m</text:span><text:span text:style-name="T17">odo dar una</text:span></text:p>
      <text:p text:style-name="P18"><text:span text:style-name="T19">semántica correcta.</text:span></text:p>
      <text:p text:style-name="P20">1.1 Es difícil expresar todo en fórmulas lógicas: heurísticas,</text:p>
      <text:p text:style-name="P21">metaconocimiento, jerarquía y herencia, igualdad, sentido común, etc.</text:p>
      <text:p text:style-name="P22">2.- Razonamiento temporal.</text:p>
      <text:p text:style-name="P23">3.- Razonamiento acerca de predicados</text:p>
      <text:p text:style-name="P24">4.- Información<text:s/>incompleta y/o imprecisa (vaguedad, probabilidad).</text:p>
      <text:p text:style-name="P25">5.- Excepciones.</text:p>
      <text:p text:style-name="P26">6.- Monotonia</text:p>
      <text:p text:style-name="P27"/>
      <text:p text:style-name="P28">2.- Problemas computacionales</text:p>
      <text:p text:style-name="P29">2.1.- Consistencia (solidez, soundness): lo que se demuestra como verdadero</text:p>
      <text:p text:style-name="P30">lo es realmente. Refutación por resolución.</text:p>
      <text:p text:style-name="P31">2.2.- Completitud: si una cosa es verdadera puede demostrarse. Refutación</text:p>
      <text:p text:style-name="P32">por resolución. Semidecible.</text:p>
      <text:p text:style-name="Normal"><text:span text:style-name="T33">2.3.- Complejidad Computacional (tratabilidad)</text:span></text:p>
      <text:p text:style-name="Normal"/>
      <text:p text:style-name="P34">MICHEL</text:p>
      <text:p text:style-name="Normal"><text:span text:style-name="T35">4.- Modelos de conocimiento heredable ¿Qué tipo de conocimiento organizan las redes semánticas? Describir en líneas<text:s/></text:span><text:span text:style-name="T36">generales el concepto de “frame”.</text:span></text:p>
      <text:p text:style-name="Normal">Los modelos de conocimiento heredable se basan en la jerarquización del conocimiento de forma que se puedan inferir características o atributos de ciertos elementos a partir de otras ya conocidas. Por ejemplo, un marco o frame es una estructura de datos formada por un conjunto de campos que se asocian por lo general a atributos que sirven para identificar los marcos. Se utilizan para tareas de reconocimiento ya que la información contenida en un marco puede hacer que se activen otros marcos conectados con los primeros, dando lugar así a una red de activación que permite predecir y explicar la información que deriva de los marcos activados inicialmente. Al conocimiento que surge de este mecanismo se le suele denominar herencia o reconocimiento descendiente porque se determinan propiedades desconocidas de ciertos elementos a partir de otras ya conocidas que las encapsulan. Por ejemplo, si un frame ‘pájaro’ contiene el campo ‘movimiento: volar’, y otro frame, ‘periquito’, contiene el campo ‘tipo: pájaro’ entonces se puede inferir que el periquito puede volar a no ser que el frame ‘periquito’ contenga un campo ‘movimiento’ con un valor distinto a ‘volar’. Por otro lado, las llamadas redes asociativas están formadas por nodos que representan un concepto o una proposición, enlazados entre sí de forma que se representan relaciones de inclusión, pertenencia o causalidad o bien a categorías gramaticales (verbo, sujeto, complemento, etc.) Algunos tipos de redes asociativas son:</text:p>
      <text:p text:style-name="Normal">-redes semánticas: son las destinadas a representar o a comprender el lenguaje natural.</text:p>
      <text:p text:style-name="Normal">-redes de clasificación: clasificaciones de objetos o conceptos según sus características propias (con herencia).</text:p>
      <text:soft-page-break/>
      <text:p text:style-name="Normal">-redes causales: son las que llevan asociadas una relación de influencia o causa entre los nodos que las forman (el hecho representado por el nodo A provoca el hecho representado por el nodo B y por eso ambos nodos están relacionados.)</text:p>
      <text:p text:style-name="P37"/>
      <text:p text:style-name="P38">5.- Estructura y componentes de un sistema experto</text:p>
      <text:p text:style-name="P39">los Sistemas Expertos (SE) que</text:p>
      <text:p text:style-name="P40">pueden definirse como aquellos SBC capaces de comportarse como</text:p>
      <text:p text:style-name="P41">un experto (humano) en un determinado dominio de actividad:</text:p>
      <text:p text:style-name="P42"><text:span text:style-name="T43">•</text:span><text:span text:style-name="T44">Resuelven un problema</text:span></text:p>
      <text:p text:style-name="P45"><text:span text:style-name="T46">•</text:span><text:span text:style-name="T47">Pueden ser consultados y justifican su Razonamiento</text:span></text:p>
      <text:p text:style-name="P48">Durante bastante tiempo y para un amplio sector de la comunidad</text:p>
      <text:p text:style-name="P49">científica no especialista, los SE fueron sinónimos de IA.</text:p>
      <text:p text:style-name="P50"/>
      <text:p text:style-name="P51"><text:span text:style-name="T52">Un<text:s/></text:span><text:span text:style-name="T53">Sistema Basado en el Conocimiento (SBC)<text:s/></text:span><text:span text:style-name="T54">necesita 3 componentes básicas:</text:span></text:p>
      <text:p text:style-name="P55"><text:span text:style-name="T56">1.- Una<text:s/></text:span><text:span text:style-name="T57">Base de Conocimiento (BC)</text:span><text:span text:style-name="T58">, que contenga el conocimiento necesario</text:span></text:p>
      <text:p text:style-name="P59">sobre el dominio/Universo del problema a resolver.</text:p>
      <text:p text:style-name="P60">La BC contendrá una descripción del mundo: sus objetos y las relaciones entre</text:p>
      <text:p text:style-name="P61">ellos.</text:p>
      <text:p text:style-name="P62"><text:span text:style-name="T63">2.- Un<text:s/></text:span><text:span text:style-name="T64">Motor de Inferencia</text:span><text:span text:style-name="T65">, que permite razonar sobre el conocimiento de la BC y</text:span></text:p>
      <text:p text:style-name="P66">los datos proporcionados por un usuario.</text:p>
      <text:p text:style-name="P67"><text:span text:style-name="T68">3.- Una<text:s/></text:span><text:span text:style-name="T69">interfaz de usuario<text:s/></text:span><text:span text:style-name="T70">para entrada/salida de datos de cada problema. A</text:span></text:p>
      <text:p text:style-name="P71">veces los datos de un problema se conocen como Base de Hechos.</text:p>
      <text:p text:style-name="Normal"><text:span text:style-name="T72">4.-<text:s/></text:span><text:span text:style-name="T73">Los SE incorporan además un<text:s/></text:span><text:span text:style-name="T74">módulo de explicaciones /justificación.</text:span></text:p>
      <text:p text:style-name="P75"/>
      <text:p text:style-name="P76">MICHEL</text:p>
      <text:p text:style-name="P77">6.- Paradigmas de Aprendizaje Automático.</text:p>
      <text:p text:style-name="Normal">En el campo del aprendizaje automático encontramos, principalmente, los siguientes paradigmas de aprendizaje:<text:s/></text:p>
      <text:p text:style-name="Normal"><text:span text:style-name="T78">-Aprendizaje memorístico</text:span>: surge cuando el aprendizaje consta de asociaciones arbitrarias o cuando el sujeto lo hace de forma arbitraria. Los datos se almacenan sin tratar de comprenderlos o de inferirlos a partir de otros ya conocidos y de forma repetitiva. Por ejemplo, si un sistema recibe, ante una determinada acción en cierta circunstancia, una respuesta desventajosa, puede ‘memorizar’ que esa acción da malos resultados y, si esos malos resultados se repiten en el tiempo, concluir (aprender) que esa no es una acción adecuada para dicha situación.</text:p>
      <text:p text:style-name="Normal"><text:span text:style-name="T79">-Aprendizaje deductivo:</text:span><text:s/>consiste en aplicar la deducción para obtener descripciones generales a partir de un ejemplo de concepto y su explicación. Es decir, es la obtención de nuevo conocimiento a partir de conocimientos que ya se poseen. También es el razonamiento artificial (dar una explicación a un evento observado a partir de conocimientos previos y crear así nuevo conocimiento.)</text:p>
      <text:p text:style-name="Normal"><text:span text:style-name="T80">-Aprendizaje analítico</text:span>: Basado en explicaciones Construir una explicación para cada ejemplo en relación con un concepto dado y generalizar la explicación de modo que pueda emplearse en el futuro. Los<text:s/>métodos analíticos usan el conocimiento primario para deducir las hipótesis<text:s/><text:soft-page-break/>generales. Aquí, se buscan hipótesis generales que se ajusten al conocimiento primario mientras se cubren los datos observados.</text:p>
      <text:p text:style-name="Normal"><text:span text:style-name="T81">-Aprendizaje analógico:</text:span><text:s/>se buscan soluciones a problemas nuevos encontrando similitudes con problemas ya conocidos y adaptando sus soluciones. Se basa en la idea de que, si dos situaciones son similares en algún aspecto, entonces también pueden serlo en otros.</text:p>
      <text:p text:style-name="Normal"><text:span text:style-name="T82">-Aprendizaje inductivo:</text:span><text:s/>se trata de aprender un<text:s/>concepto o una clasificación a partir de ejemplos y contraejemplos. Se formulan hipótesis mediante la búsqueda de regularidades en unos ejemplos de ‘entrenamiento’ observados previamente (ejemplos) y se aceptan o rechazan dichas hipótesis con la aparición<text:s/>de nuevos ejemplos.</text:p>
      <text:p text:style-name="Normal">Tipos de aprendizaje según su conocimiento:</text:p>
      <text:p text:style-name="Normal"><text:span text:style-name="T83">-Supervisado:</text:span><text:s/>Se dispone de un profesor/supervisor que proporciona una salida deseable para cada entrada percibida, ya sea una clase o un valor a aproximar(clasificación vs regresión).</text:p>
      <text:p text:style-name="Normal"><text:span text:style-name="T84">-No su</text:span><text:span text:style-name="T85">pervisado:</text:span><text:s/>No se dispone de una salida deseada cada entrada, sino que se busca agrupar/clasificar los datos en función de ciertas características(medida de distancia)</text:p>
      <text:p text:style-name="Normal"><text:span text:style-name="T86">-Refuerzo</text:span>: Se aprende (sin supervisor) a partir de la información obtenida al realizar procesos de ensayo-error en los que se obtienen “señales” de beneficio/coste.</text:p>
      <text:p text:style-name="P87"/>
      <text:p text:style-name="P88">7.- Describir el problema del ruido y el del sobreajuste en aprendizaje automático.</text:p>
      <text:p text:style-name="Default"/>
      <text:p text:style-name="P89">Ruido: dos o más ejemplos con la misma descripción (en términos de atributos) pero diferentes clasificaciones.<text:s/></text:p>
      <text:p text:style-name="P90"><text:span text:style-name="T91">•</text:span><text:span text:style-name="T92">Sobreajuste: encontrar “regularidades” poco significativas en los datos.<text:s/></text:span></text:p>
      <text:p text:style-name="P93"/>
      <text:p text:style-name="Normal"><text:span text:style-name="T94">Se dice que una hipótesis h se sobreajusta al conjunto de entrenamiento si existe alguna otra hipótesis h' tal que el error de h es menor que el de h' sobre el conjunto de entrenamiento, pero es mayor sobre la distribución completa de ejemplos del problema (entrenamiento + test).</text:span></text:p>
      <text:p text:style-name="P95"/>
      <text:p text:style-name="P96">8.- ¿Qué son y como se construyen los árboles de decisión?</text:p>
      <text:p text:style-name="Normal">La inducción de árboles de decisión es uno de los métodos más sencillos y con más éxito para construir algoritmos de aprendizaje.</text:p>
      <text:p text:style-name="P97">Árboles de decisión como herramienta de desarrollo<text:s/></text:p>
      <text:p text:style-name="P98">Un árbol de decisión toma como entrada un objeto o una situación descrita a través de un conjunto de atributos y devuelve una “decisión”, el valor previsto de la salida dada la entrada.<text:s/></text:p>
      <text:list text:style-name="LFO2" text:continue-numbering="true">
        <text:list-item>
          <text:p text:style-name="P99">Atributos: discreto o continuos.<text:s/></text:p>
        </text:list-item>
        <text:list-item>
          <text:p text:style-name="P100">Salida:<text:s/></text:p>
        </text:list-item>
      </text:list>
      <text:list text:style-name="LFO3" text:continue-numbering="true">
        <text:list-item>
          <text:p text:style-name="P101">Discreta: clasificación.<text:s/></text:p>
        </text:list-item>
        <text:list-item>
          <text:p text:style-name="P102">Continua: regresión.<text:s/></text:p>
        </text:list-item>
      </text:list>
      <text:p text:style-name="P103">Expresividad de los árboles de decisión<text:s/></text:p>
      <text:list text:style-name="LFO5" text:continue-numbering="true">
        <text:list-item>
          <text:p text:style-name="P104">Los árboles de decisión pueden expresar cualquier función a partir de los atributos de entrada.<text:s/></text:p>
        </text:list-item>
        <text:list-item>
          <text:p text:style-name="P105">Por ejemplo, para funciones Booleanas, cada fila de la tabla de verdad se traslada a un camino del árbol:<text:s/></text:p>
        </text:list-item>
      </text:list>
      <text:p text:style-name="P106"/>
      <text:p text:style-name="P107"><text:span text:style-name="T108"><draw:frame draw:style-name="a0" draw:name="Imagen 1" text:anchor-type="as-char" svg:x="0in" svg:y="0in" svg:width="3.69792in" svg:height="1.22917in" style:rel-width="scale" style:rel-height="scale"><draw:image xlink:href="media/image1.emf" xlink:type="simple" xlink:show="embed" xlink:actuate="onLoad"/><svg:title/><svg:desc/></draw:frame></text:span></text:p>
      <text:p text:style-name="P109"/>
      <text:list text:style-name="LFO7" text:continue-numbering="true">
        <text:list-item>
          <text:p text:style-name="P110">De forma trivial, hay un árbol de decisión consistente para cualquier conjunto de entrenamiento con un camino asociado a cada ejemplo, pero seguramente no será bueno para generalizar nuevos ejemplos.<text:s/></text:p>
        </text:list-item>
        <text:list-item>
          <text:p text:style-name="P111">Es preferible encontrar árboles de decisión más compactos.<text:s/></text:p>
        </text:list-item>
      </text:list>
      <text:p text:style-name="P112"/>
      <text:p text:style-name="P113">Inducción de árboles de decisión<text:s/></text:p>
      <text:p text:style-name="P114"/>
      <text:p text:style-name="P115">Múltiples formas de inferir el árbol:<text:s/></text:p>
      <text:list text:style-name="LFO10" text:continue-numbering="true">
        <text:list-item>
          <text:p text:style-name="P116">Trivial: se crea una ruta del árbol por cada instancia de entrenamiento.</text:p>
        </text:list-item>
      </text:list>
      <text:list text:style-name="LFO11" text:continue-numbering="true">
        <text:list-item>
          <text:list>
            <text:list-item>
              <text:list>
                <text:list-item>
                  <text:list>
                    <text:list-item>
                      <text:p text:style-name="P117">Árboles excesivamente grandes.<text:s/></text:p>
                    </text:list-item>
                    <text:list-item>
                      <text:p text:style-name="P118">No funcionan bien con instancias nuevas.<text:s/></text:p>
                    </text:list-item>
                  </text:list>
                </text:list-item>
              </text:list>
            </text:list-item>
          </text:list>
        </text:list-item>
      </text:list>
      <text:p text:style-name="P119"/>
      <text:list text:style-name="LFO10" text:continue-numbering="true">
        <text:list-item>
          <text:p text:style-name="P120">Optimo: el árbol más pequeño posible compatible con todas las instancias (navaja de Ockham). Inviable computacionalmente.<text:s/></text:p>
        </text:list-item>
      </text:list>
      <text:p text:style-name="P121"/>
      <text:list text:style-name="LFO10" text:continue-numbering="true">
        <text:list-item>
          <text:p text:style-name="P122">Pseudo-optimo (heurístico): selección del atributo en cada nivel del árbol en función de la calidad de la división que produce. Los principales programas de generación de árboles utilizan procedimientos similares (ID3, C4.5, CART, etc).<text:s/></text:p>
        </text:list-item>
      </text:list>
      <text:list text:style-name="LFO8" text:continue-numbering="true">
        <text:list-item>
          <text:list>
            <text:list-item>
              <text:p text:style-name="P123"/>
            </text:list-item>
            <text:list-item>
              <text:p text:style-name="P124"/>
            </text:list-item>
          </text:list>
        </text:list-item>
      </text:list>
      <text:p text:style-name="P125"/>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Bold" svg:font-family="Calibri-Bold" style:font-family-generic="swiss"/>
    <style:font-face style:name="ArialMT" svg:font-family="ArialMT" style:font-family-generic="system"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Default" style:display-name="Default" style:family="paragraph">
      <style:paragraph-properties style:text-autospace="none" style:vertical-align="auto" fo:margin-bottom="0in" fo:line-height="100%"/>
      <style:text-properties style:font-name-complex="Calibri" fo:color="#000000" fo:font-size="12pt" style:font-size-asian="12pt" style:font-size-complex="12pt" fo:hyphenate="true"/>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Martinez Azor</meta:initial-creator>
    <dc:creator>Samuel Fuentes</dc:creator>
    <meta:creation-date>2019-06-05T16:05:00Z</meta:creation-date>
    <dc:date>2019-06-06T05:53:00Z</dc:date>
    <meta:template xlink:href="Normal.dotm" xlink:type="simple"/>
    <meta:editing-cycles>3</meta:editing-cycles>
    <meta:editing-duration>PT8880S</meta:editing-duration>
    <meta:document-statistic meta:page-count="5" meta:paragraph-count="24" meta:word-count="1866" meta:character-count="12108" meta:row-count="85" meta:non-whitespace-character-count="10266"/>
  </office:meta>
</office:document-meta>
</file>